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B5" style:family="table-cell">
      <style:table-cell-properties fo:padding="0cm" fo:border="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8pt" fo:font-weight="bold" style:font-size-asian="8pt" style:font-weight-asian="bold" style:font-size-complex="8pt"/>
    </style:style>
    <style:style style:name="P7" style:family="paragraph" style:parent-style-name="Default">
      <style:text-properties officeooo:paragraph-rsid="0033fd21"/>
    </style:style>
    <style:style style:name="P8" style:family="paragraph" style:parent-style-name="Default">
      <style:text-properties style:font-name="Calibri2" fo:font-size="9pt" style:font-size-asian="9pt" style:font-size-complex="9pt"/>
    </style:style>
    <style:style style:name="P9"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0"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1" style:family="paragraph" style:parent-style-name="Default">
      <style:text-properties style:font-name="Calibri2" fo:font-size="8pt" style:font-size-asian="8pt" style:font-size-complex="8pt"/>
    </style:style>
    <style:style style:name="P12" style:family="paragraph" style:parent-style-name="Standard">
      <style:paragraph-properties>
        <style:tab-stops>
          <style:tab-stop style:position="2.097cm"/>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5"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6" style:family="paragraph" style:parent-style-name="Standard">
      <style:text-properties fo:color="#000000" style:font-name="Calibri2" fo:font-size="9pt" fo:language="es" fo:country="ES" style:font-name-asian="Calibri3" style:font-size-asian="9pt" style:font-name-complex="Arial1" style:font-size-complex="9pt" style:font-weight-complex="bold"/>
    </style:style>
    <style:style style:name="P17" style:family="paragraph" style:parent-style-name="Standard">
      <style:text-properties style:font-name="Calibri2"/>
    </style:style>
    <style:style style:name="P18" style:family="paragraph" style:parent-style-name="Standard">
      <style:text-properties style:font-name="Calibri2" fo:language="es" fo:country="ES"/>
    </style:style>
    <style:style style:name="P19" style:family="paragraph" style:parent-style-name="Standard">
      <style:paragraph-properties fo:text-align="center" style:justify-single-word="false"/>
      <style:text-properties style:font-name="Calibri2" fo:font-weight="bold" style:font-weight-asian="bold"/>
    </style:style>
    <style:style style:name="P20" style:family="paragraph" style:parent-style-name="Default">
      <style:paragraph-properties fo:margin-left="0cm" fo:margin-right="0cm" fo:text-indent="0cm" style:auto-text-indent="false"/>
      <style:text-properties officeooo:paragraph-rsid="0061b5b2"/>
    </style:style>
    <style:style style:name="P21" style:family="paragraph" style:parent-style-name="Standard">
      <style:paragraph-properties fo:margin-left="0cm" fo:margin-right="0cm" fo:text-indent="0cm" style:auto-text-indent="false"/>
      <style:text-properties style:font-name="Calibri2" fo:font-size="8pt" fo:language="es" fo:country="ES" style:font-name-asian="Arial1" style:font-size-asian="8pt" style:font-name-complex="Arial1" style:font-size-complex="8pt"/>
    </style:style>
    <style:style style:name="P22"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3"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4" style:family="paragraph" style:parent-style-name="Standard">
      <style:paragraph-properties fo:margin-left="0cm" fo:margin-right="0cm" fo:text-indent="1.249cm" style:auto-text-indent="false"/>
      <style:text-properties style:font-name="Calibri2"/>
    </style:style>
    <style:style style:name="P25" style:family="paragraph" style:parent-style-name="Standard">
      <style:paragraph-properties fo:margin-left="0.113cm" fo:margin-right="0cm" fo:text-indent="0cm" style:auto-text-indent="false"/>
      <style:text-properties style:font-name="Calibri2"/>
    </style:style>
    <style:style style:name="P26"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27"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28"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29"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0" style:family="paragraph" style:parent-style-name="Standard">
      <style:paragraph-properties fo:margin-left="0.113cm" fo:margin-right="0cm" fo:text-indent="0cm" style:auto-text-indent="false"/>
      <style:text-properties officeooo:paragraph-rsid="003ccce8"/>
    </style:style>
    <style:style style:name="P31"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2"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3"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4"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5"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6"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37"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38"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39"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0"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1"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2" style:family="paragraph" style:parent-style-name="Standard">
      <style:paragraph-properties fo:margin-left="0.307cm" fo:margin-right="0cm" fo:text-indent="0cm" style:auto-text-indent="false"/>
    </style:style>
    <style:style style:name="P43"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4"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45"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46"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7"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8" style:family="paragraph" style:parent-style-name="Standard">
      <style:paragraph-properties fo:margin-left="0.113cm" fo:margin-right="0cm" fo:text-indent="0cm" style:auto-text-indent="false"/>
    </style:style>
    <style:style style:name="T1" style:family="text">
      <style:text-properties style:font-name="Bookman Old Style" fo:font-size="8pt" fo:font-weight="bold" officeooo:rsid="006845f0" style:font-size-asian="8pt" style:font-weight-asian="bold" style:font-size-complex="8pt"/>
    </style:style>
    <style:style style:name="T2"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3"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4"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5"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7"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8" style:family="text">
      <style:text-properties style:font-name="Calibri1" fo:language="es" fo:country="ES" fo:font-weight="bold" fo:background-color="#c0c0c0" loext:char-shading-value="0" style:font-name-asian="Arial1" style:font-weight-asian="bold" style:font-name-complex="Arial1"/>
    </style:style>
    <style:style style:name="T9" style:family="text">
      <style:text-properties style:font-name="Calibri1" fo:language="es" fo:country="ES" fo:font-weight="bold" fo:background-color="#c0c0c0" loext:char-shading-value="0" style:font-name-asian="Arial1" style:font-weight-asian="bold" style:font-name-complex="Arial1" style:text-scale="99%"/>
    </style:style>
    <style:style style:name="T1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1"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2"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3"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4" style:family="text">
      <style:text-properties style:font-name="Calibri1" fo:font-size="8pt" officeooo:rsid="00625d20" style:font-name-asian="Arial1" style:font-size-asian="8pt" style:font-name-complex="Arial1" style:font-size-complex="8pt"/>
    </style:style>
    <style:style style:name="T15" style:family="text">
      <style:text-properties officeooo:rsid="00270dec"/>
    </style:style>
    <style:style style:name="T16" style:family="text">
      <style:text-properties fo:color="#292526" style:font-name="Calibri2" fo:font-size="8pt" fo:language="es" fo:country="ES" officeooo:rsid="00643479" style:font-size-asian="8pt" style:font-name-complex="5485" style:font-size-complex="8pt"/>
    </style:style>
    <style:style style:name="T17" style:family="text">
      <style:text-properties fo:letter-spacing="-0.002cm" fo:font-weight="bold" style:font-name-asian="Arial1" style:font-weight-asian="bold" style:font-name-complex="Arial1"/>
    </style:style>
    <style:style style:name="T18" style:family="text">
      <style:text-properties fo:letter-spacing="-0.002cm" fo:font-weight="bold" style:font-name-asian="Arial1" style:font-weight-asian="bold" style:font-name-complex="Arial1" style:text-scale="99%"/>
    </style:style>
    <style:style style:name="T19" style:family="text">
      <style:text-properties fo:font-weight="bold" style:font-name-asian="Arial1" style:font-weight-asian="bold" style:font-name-complex="Arial1"/>
    </style:style>
    <style:style style:name="T20" style:family="text">
      <style:text-properties fo:font-weight="bold" style:font-name-asian="Arial1" style:font-weight-asian="bold" style:font-name-complex="Arial1" style:text-scale="99%"/>
    </style:style>
    <style:style style:name="T21" style:family="text">
      <style:text-properties fo:letter-spacing="0.002cm" fo:font-weight="bold" style:font-name-asian="Arial1" style:font-weight-asian="bold" style:font-name-complex="Arial1"/>
    </style:style>
    <style:style style:name="T22" style:family="text">
      <style:text-properties fo:letter-spacing="0.002cm" fo:font-weight="bold" style:font-name-asian="Arial1" style:font-weight-asian="bold" style:font-name-complex="Arial1" style:text-scale="99%"/>
    </style:style>
    <style:style style:name="T23" style:family="text">
      <style:text-properties fo:letter-spacing="0.005cm" fo:font-weight="bold" style:font-name-asian="Arial1" style:font-weight-asian="bold" style:font-name-complex="Arial1"/>
    </style:style>
    <style:style style:name="T24" style:family="text">
      <style:text-properties fo:letter-spacing="-0.025cm" fo:font-weight="bold" style:font-name-asian="Arial1" style:font-weight-asian="bold" style:font-name-complex="Arial1"/>
    </style:style>
    <style:style style:name="T25" style:family="text">
      <style:text-properties fo:letter-spacing="0.007cm" fo:font-weight="bold" style:font-name-asian="Arial1" style:font-weight-asian="bold" style:font-name-complex="Arial1" style:text-scale="99%"/>
    </style:style>
    <style:style style:name="T26" style:family="text">
      <style:text-properties fo:letter-spacing="-0.009cm" fo:font-weight="bold" style:font-name-asian="Arial1" style:font-weight-asian="bold" style:font-name-complex="Arial1" style:text-scale="99%"/>
    </style:style>
    <style:style style:name="T27" style:family="text">
      <style:text-properties fo:letter-spacing="0.004cm" fo:font-weight="bold" style:font-name-asian="Arial1" style:font-weight-asian="bold" style:font-name-complex="Arial1" style:text-scale="99%"/>
    </style:style>
    <style:style style:name="T28" style:family="text">
      <style:text-properties style:font-name-asian="Arial1" style:font-name-complex="Arial1"/>
    </style:style>
    <style:style style:name="T29" style:family="text">
      <style:text-properties style:font-name="Calibri2" fo:font-size="10pt" officeooo:rsid="0081616f" style:font-size-asian="10pt" style:font-size-complex="10pt"/>
    </style:style>
    <style:style style:name="T30" style:family="text">
      <style:text-properties style:font-name="Calibri2" fo:font-size="10pt" officeooo:rsid="00834dfc" style:font-size-asian="10pt" style:font-size-complex="10pt"/>
    </style:style>
    <style:style style:name="T31" style:family="text">
      <style:text-properties style:font-name="Calibri2" officeooo:rsid="001d2e9f"/>
    </style:style>
    <style:style style:name="T32" style:family="text">
      <style:text-properties officeooo:rsid="0073deaf"/>
    </style:style>
    <style:style style:name="T33" style:family="text">
      <style:text-properties officeooo:rsid="00793a0f"/>
    </style:style>
    <style:style style:name="T34" style:family="text">
      <style:text-properties officeooo:rsid="007ca109"/>
    </style:style>
    <style:style style:name="T35" style:family="text">
      <style:text-properties officeooo:rsid="007d19dd"/>
    </style:style>
    <style:style style:name="T36" style:family="text">
      <style:text-properties officeooo:rsid="007dfbd6"/>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s>
      <text:p text:style-name="P44"><text:span text:style-name="T2">D</text:span><text:span text:style-name="T3">A</text:span><text:span text:style-name="T4">TO</text:span><text:span text:style-name="T5">S</text:span><text:span text:style-name="T6"> </text:span><text:span text:style-name="T2">D</text:span><text:span text:style-name="T5">E</text:span><text:span text:style-name="T7">L </text:span><text:span text:style-name="T5">CONTRATANTE</text:span><text:a xlink:type="simple" xlink:href="py3o://for=%22o%20in%20objects%22" text:style-name="Internet_20_link" text:visited-style-name="Visited_20_Internet_20_Link"><text:span text:style-name="T5">for="o in objects"</text:span></text:a></text:p>
      <table:table table:name="Tabla1" table:style-name="Tabla1">
        <table:table-column table:style-name="Tabla1.A"/>
        <table:table-column table:style-name="Tabla1.B"/>
        <table:table-row table:style-name="Tabla1.1">
          <table:table-cell table:style-name="Tabla1.A1" office:value-type="string">
            <text:p text:style-name="P26">Nombre:</text:p>
          </table:table-cell>
          <table:table-cell table:style-name="Tabla1.B1" office:value-type="string">
            <text:p text:style-name="P39"><text:user-field-get text:name="py3o.o.partner_id.commercial_partner_id.name">partner_id.name</text:user-field-get></text:p>
          </table:table-cell>
        </table:table-row>
        <table:table-row table:style-name="Tabla1.1">
          <table:table-cell table:style-name="Tabla1.A1" office:value-type="string">
            <text:p text:style-name="P26">Domicilio:</text:p>
          </table:table-cell>
          <table:table-cell table:style-name="Tabla1.B2" office:value-type="string">
            <text:p text:style-name="P39"><text:user-field-get text:name="py3o.o.address_invoice_id.street">address_invoice_id.street</text:user-field-get></text:p>
          </table:table-cell>
        </table:table-row>
        <table:table-row table:style-name="Tabla1.1">
          <table:table-cell table:style-name="Tabla1.A1" office:value-type="string">
            <text:p text:style-name="P26">N.I.F./C.I.F.:</text:p>
          </table:table-cell>
          <table:table-cell table:style-name="Tabla1.B3" office:value-type="string">
            <text:p text:style-name="P39"><text:user-field-get text:name="py3o.o.partner_id.vat">partner_id.vat</text:user-field-get></text:p>
          </table:table-cell>
        </table:table-row>
        <table:table-row table:style-name="Tabla1.1">
          <table:table-cell table:style-name="Tabla1.A1" office:value-type="string">
            <text:p text:style-name="P26">Teléfono / Fax:</text:p>
          </table:table-cell>
          <table:table-cell table:style-name="Tabla1.B4" office:value-type="string">
            <text:p text:style-name="P2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6">Instalacion tratada</text:p>
          </table:table-cell>
          <table:table-cell table:style-name="Tabla1.B5" office:value-type="string">
            <text:p text:style-name="P48"><text:a xlink:type="simple" xlink:href="py3o://function=%22'%20,%20'.join(o.type_of_installation_id.mapped('name'))%22" text:style-name="Internet_20_link" text:visited-style-name="Visited_20_Internet_20_Link"><text:span text:style-name="T30">function="' , '.join(o.type_of_installation_id.mapped('name'))"</text:span></text:a></text:p>
          </table:table-cell>
        </table:table-row>
        <table:table-row table:style-name="Tabla1.1">
          <table:table-cell table:style-name="Tabla1.A1" office:value-type="string">
            <text:p text:style-name="P26">Instalación notif. a <text:s/>Aut. Co<text:span text:style-name="T35">mp.</text:span></text:p>
          </table:table-cell>
          <table:table-cell table:style-name="Tabla1.B6" office:value-type="string">
            <text:p text:style-name="P30"><text:a xlink:type="simple" xlink:href="py3o://function=%22o.date_of_notification%20and%20'Sí'%20or%20'No'%22" text:style-name="Internet_20_link" text:visited-style-name="Visited_20_Internet_20_Link"><text:span text:style-name="T29">function="o.date_of_notification and 'Sí' or 'No'"</text:span></text:a></text:p>
          </table:table-cell>
        </table:table-row>
        <table:table-row table:style-name="Tabla1.1">
          <table:table-cell table:style-name="Tabla1.A1" office:value-type="string">
            <text:p text:style-name="P26">Fecha de notificación</text:p>
          </table:table-cell>
          <table:table-cell table:style-name="Tabla1.B7" office:value-type="string">
            <text:p text:style-name="P20"><text:a xlink:type="simple" xlink:href="py3o://function=%22o.date_of_notification%20and%20format_date(o.date_of_notification,%20'%25d/%25m/%25Y')%20or%20''%22" text:style-name="Internet_20_link" text:visited-style-name="Visited_20_Internet_20_Link"><text:span text:style-name="T32">function="o.date_of_notification and format_date(o.date_of_notification, '%d/%m/%Y') or ''"</text:span></text:a></text:p>
          </table:table-cell>
        </table:table-row>
      </table:table>
      <text:p text:style-name="P43"/>
      <text:p text:style-name="P24"><text:span text:style-name="T17">P</text:span><text:span text:style-name="T19">R</text:span><text:span text:style-name="T21">O</text:span><text:span text:style-name="T19">DUC</text:span><text:span text:style-name="T23">T</text:span><text:span text:style-name="T21">O</text:span><text:span text:style-name="T19">S</text:span><text:span text:style-name="T24"> </text:span><text:span text:style-name="T18">E</text:span><text:span text:style-name="T25">M</text:span><text:span text:style-name="T18">P</text:span><text:span text:style-name="T20">L</text:span><text:span text:style-name="T25">E</text:span><text:span text:style-name="T26">A</text:span><text:span text:style-name="T27">D</text:span><text:span text:style-name="T22">O</text:span><text:span text:style-name="T20">S</text:span></text:p>
      <table:table table:name="Tabla2" table:style-name="Tabla2">
        <table:table-column table:style-name="Tabla2.A"/>
        <table:table-column table:style-name="Tabla2.B"/>
        <table:table-row table:style-name="Tabla2.1">
          <table:table-cell table:style-name="Tabla2.A1" office:value-type="string">
            <text:p text:style-name="P25"><text:span text:style-name="T19">N</text:span><text:span text:style-name="T21">o</text:span><text:span text:style-name="T19">m</text:span><text:span text:style-name="T21">b</text:span><text:span text:style-name="T17">r</text:span><text:span text:style-name="T19">e comercial:</text:span></text:p>
          </table:table-cell>
          <table:table-cell table:style-name="Tabla2.B1" office:value-type="string">
            <text:p text:style-name="P7"><text:a xlink:type="simple" xlink:href="py3o://function=%22'%20,%20'.join(o.legionella_products_id.mapped('product_id.name'))%22" text:style-name="Internet_20_link" text:visited-style-name="Visited_20_Internet_20_Link"><text:span text:style-name="T33">function="' , '.join(o.legionella_products_id.mapped('product_id.name'))"</text:span></text:a></text:p>
          </table:table-cell>
        </table:table-row>
        <table:table-row table:style-name="Tabla2.2">
          <table:table-cell table:style-name="Tabla2.A1" office:value-type="string">
            <text:p text:style-name="P31">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4">function="' , '.join(o.legionella_products_id.filtered('registration_number').mapped('registration_number'))"</text:span></text:a></text:p>
          </table:table-cell>
        </table:table-row>
        <table:table-row table:style-name="Tabla2.3">
          <table:table-cell table:style-name="Tabla2.A1" office:value-type="string">
            <text:p text:style-name="P32">Protocolo seguido:</text:p>
          </table:table-cell>
          <table:table-cell table:style-name="Tabla2.B3" office:value-type="string">
            <text:p text:style-name="P14">DESINFECCIÓN QUÍMICA ACS: </text:p>
            <text:list xml:id="list414319447" text:style-name="WWNum6">
              <text:list-item>
                <text:p text:style-name="P45">El Cloro se descompone y se evapora a altas temperaturas, con lo que en primer lugar, se regulará la temperatura en los acumuladores a unos 30ºC o menos y un pH de entre 7 y 8.</text:p>
              </text:list-item>
              <text:list-item>
                <text:p text:style-name="P45">Se clorará el acumulador con Hipoclorito Sódico hasta alcanzar una concentración de cloro residual libre de 20 - 30 ppm (mg/L).</text:p>
              </text:list-item>
              <text:list-item>
                <text:p text:style-name="P45">Posteriormente se hará llegar a todos los puntos terminales hasta que se alcance una concentración entre 1-2 ppm (mg/L).</text:p>
              </text:list-item>
              <text:list-item>
                <text:p text:style-name="P45">Una vez comprobada, esta situación se mantendrá al menos durante 3 o 2 horas respectivamente. </text:p>
              </text:list-item>
              <text:list-item>
                <text:p text:style-name="P45">Para concluir la desinfección y poder vaciar, se deberá neutralizar la cantidad de cloro residual libre existente y vaciar toda el agua del acumulador.</text:p>
              </text:list-item>
              <text:list-item>
                <text:p text:style-name="P45">Se limpiarán las paredes del acumulador a fondo, eliminando incrustaciones si existiesen y realizando las reparaciones necesarias.</text:p>
              </text:list-item>
              <text:list-item>
                <text:p text:style-name="P45">Se aclarará con agua limpia y se volverá a llenar con agua el acumulador y se establecerán las condiciones normales de uso. (Temperatura en el acumulador superior a 60ºC y superior a 50ºC en los puntos terminales)</text:p>
              </text:list-item>
            </text:list>
            <text:p text:style-name="P14"/>
            <text:p text:style-name="P14">DESINFECCIÓN DE PUNTOS TERMINALES: </text:p>
            <text:list xml:id="list1635533409" text:style-name="WWNum5">
              <text:list-item>
                <text:p text:style-name="P46">Desmontando previamente de cada elemento, se limpiará a fondo con cepillos duros, eliminando así toda incrustación y asentamiento de material orgánico/inorgánico (adherencias).</text:p>
              </text:list-item>
              <text:list-item>
                <text:p text:style-name="P47">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7">Transcurrido el tiempo, se aclararán con abundante agua fría.</text:p>
              </text:list-item>
              <text:list-item>
                <text:p text:style-name="P47">Se volverán a montar cambiando aquellas piezas que por el tiempo o el uso estén deterioradas así como juntas, gomas, etc. </text:p>
              </text:list-item>
            </text:list>
            <text:p text:style-name="P40"/>
            <text:p text:style-name="P15">Se tomó una muestra para analítica de Legionella transcurridos 15 días desde la desinfección. <text:s text:c="20"/></text:p>
            <text:p text:style-name="P14">Código muestra: <text:s text:c="28"/></text:p>
            <text:p text:style-name="P13"><text:a xlink:type="simple" xlink:href="py3o://function=%22'%20,%20'.join([x.code%20for%20x%20in%20o.legionella_products_id])%22" text:style-name="Internet_20_link" text:visited-style-name="Visited_20_Internet_20_Link"><text:span text:style-name="T16">function="' , '.join([x.code for x in o.legionella_products_id])"</text:span></text:a></text:p>
          </table:table-cell>
        </table:table-row>
        <table:table-row table:style-name="Tabla2.4">
          <table:table-cell table:style-name="Tabla2.A1" office:value-type="string">
            <text:p text:style-name="P27">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3">Dosis empleada</text:p>
          </table:table-cell>
          <table:table-cell table:style-name="Tabla2.B5" office:value-type="string">
            <text:p text:style-name="P16"/>
          </table:table-cell>
        </table:table-row>
        <table:table-row table:style-name="Tabla2.6">
          <table:table-cell table:style-name="Tabla2.A1" office:value-type="string">
            <text:p text:style-name="P33">Tiempo de actuación</text:p>
          </table:table-cell>
          <table:table-cell table:style-name="Tabla2.B6" office:value-type="string">
            <text:p text:style-name="P16"/>
          </table:table-cell>
        </table:table-row>
      </table:table>
      <text:p text:style-name="P4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10"><text:span text:style-name="T36">APLICADOR DEL </text:span>TRATAMIENTO</text:p>
          </table:table-cell>
          <table:covered-table-cell/>
          <table:table-cell table:style-name="Tabla3.C1" table:number-columns-spanned="2" office:value-type="string">
            <text:p text:style-name="P9">APLICADOR DEL TRATAMIENTO <text:span text:style-name="T15">2</text:span></text:p>
          </table:table-cell>
          <table:covered-table-cell/>
        </table:table-row>
        <table:table-row table:style-name="Tabla3.2">
          <table:table-cell table:style-name="Tabla3.A2" office:value-type="string">
            <text:p text:style-name="P28">Nombre</text:p>
          </table:table-cell>
          <table:table-cell table:style-name="Tabla3.B2" office:value-type="string">
            <text:p text:style-name="P11"><text:user-field-get text:name="py3o.o.manager_id.name">manager_id.name</text:user-field-get></text:p>
          </table:table-cell>
          <table:table-cell table:style-name="Tabla3.C2" office:value-type="string">
            <text:p text:style-name="P29">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8">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4">DNI</text:p>
          </table:table-cell>
          <table:table-cell table:style-name="Tabla3.B3" office:value-type="string">
            <text:p text:style-name="P11"><text:user-field-get text:name="py3o.o.manager_id.identification_id">manager_id.identification_id</text:user-field-get></text:p>
          </table:table-cell>
          <table:table-cell table:style-name="Tabla3.C3" office:value-type="string">
            <text:p text:style-name="P35">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4">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6"><text:span text:style-name="T28">Lugar y fecha de realización </text:span><text:bookmark text:name="_GoBack"/><text:span text:style-name="T28">del curso/formación</text:span></text:p>
          </table:table-cell>
          <table:table-cell table:style-name="Tabla3.B4" office:value-type="string">
            <text:p text:style-name="P21"><text:user-field-get text:name="py3o.o.manager_id.place_completion_course">manager_id.place_completion_course</text:user-field-get></text:p>
            <text:p text:style-name="P21"><text:user-field-get text:name="py3o.o.manager_id.date_completion_course">manager_id.date_completion_course</text:user-field-get></text:p>
          </table:table-cell>
          <table:table-cell table:style-name="Tabla3.C4" office:value-type="string">
            <text:p text:style-name="P37">Lugar y fecha de realización <text:bookmark text:name="_GoBack1"/>del curso/formación</text:p>
          </table:table-cell>
          <table:table-cell table:style-name="Tabla3.D4" office:value-type="string">
            <text:p text:style-name="P38"><text:user-field-get text:name="py3o.o.treatment_applicator1.place_completion_course">treatment_applicator1.place_completion_course</text:user-field-get><text:s text:c="2"/></text:p>
            <text:p text:style-name="P38"><text:user-field-get text:name="py3o.o.treatment_applicator1.date_completion_course">treatment_applicator1.date_completion_course</text:user-field-get></text:p>
          </table:table-cell>
          <table:table-cell table:style-name="Tabla3.E4" office:value-type="string">
            <text:p text:style-name="P34">Lugar y fecha de realización del curso/formación</text:p>
          </table:table-cell>
          <table:table-cell table:style-name="Tabla3.F4" office:value-type="string">
            <text:p text:style-name="P38"><text:user-field-get text:name="py3o.o.treatment_applicator2.place_completion_course">treatment_applicator2.place_completion_course</text:user-field-get><text:s text:c="2"/></text:p>
            <text:p text:style-name="P38"><text:user-field-get text:name="py3o.o.treatment_applicator2.date_completion_course">treatment_applicator2.date_completion_course</text:user-field-get></text:p>
          </table:table-cell>
        </table:table-row>
      </table:table>
      <text:p text:style-name="P41"/>
      <text:p text:style-name="P18"><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23"><text:span text:style-name="T9">Fe</text:span><text:span text:style-name="T10">c</text:span><text:span text:style-name="T9">ha de </text:span><text:span text:style-name="T12">p</text:span><text:span text:style-name="T10">r</text:span><text:span text:style-name="T9">e</text:span><text:span text:style-name="T10">s</text:span><text:span text:style-name="T12">t</text:span><text:span text:style-name="T9">a</text:span><text:span text:style-name="T10">c</text:span><text:span text:style-name="T9">ión</text:span><text:span text:style-name="T11"> </text:span><text:span text:style-name="T9">del</text:span><text:span text:style-name="T13"> s</text:span><text:span text:style-name="T9">e</text:span><text:span text:style-name="T10">r</text:span><text:span text:style-name="T13">v</text:span><text:span text:style-name="T9">ic</text:span><text:span text:style-name="T10">i</text:span><text:span text:style-name="T9">o: </text:span><text:span text:style-name="T8"><text:tab/></text:span></text:p></table:table-cell><table:table-cell table:style-name="Tabla4.A1" office:value-type="string"><text:p text:style-name="P42"><text:a xlink:type="simple" xlink:href="py3o://function=format_date(o.picking_date,%20'%25d/%25m/%25Y')" text:style-name="Internet_20_link" text:visited-style-name="Visited_20_Internet_20_Link"><text:span text:style-name="T14">function=format_date(o.picking_date, '%d/%m/%Y')</text:span></text:a></text:p></table:table-cell></table:table-row></table:table></draw:text-box></draw:frame></text:p>
      <text:p text:style-name="P17"/>
      <text:p text:style-name="P17"/>
      <table:table table:name="Tabla6" table:style-name="Tabla6">
        <table:table-column table:style-name="Tabla6.A"/>
        <table:table-column table:style-name="Tabla6.B"/>
        <table:table-row table:style-name="Tabla6.1">
          <table:table-cell table:style-name="Tabla6.A1" office:value-type="string">
            <text:p text:style-name="P19">FIRMA RESPONSIBLE TÉCNICO</text:p>
          </table:table-cell>
          <table:table-cell table:style-name="Tabla6.A1" office:value-type="string">
            <text:p text:style-name="P19">FIRMA RESPONSIBLE INSTALACIÓN</text:p>
          </table:table-cell>
        </table:table-row>
        <table:table-row table:style-name="Tabla6.2">
          <table:table-cell table:style-name="Tabla6.A2" office:value-type="string">
            <text:p text:style-name="P17"><text:user-field-get text:name="py3o.o.manager_id.name">manager_id.name</text:user-field-get></text:p>
            <text:p text:style-name="P17"><text:user-field-get text:name="py3o.o.manager_id.identification_id">manager_id.identification_id</text:user-field-get></text:p>
          </table:table-cell>
          <table:table-cell table:style-name="Tabla6.B2" office:value-type="string">
            <text:p text:style-name="P17"><text:user-field-get text:name="py3o.o.signer_name">signer_name</text:user-field-get></text:p>
            <text:p text:style-name="P17"><text:user-field-get text:name="py3o.o.signer_id">signer_id</text:user-field-get></text:p>
          </table:table-cell>
        </table:table-row>
      </table:table>
      <text:p text:style-name="P12"><text:a xlink:type="simple" xlink:href="py3o:///for" text:style-name="Internet_20_link" text:visited-style-name="Visited_20_Internet_20_Link"><text:span text:style-name="T3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T1" style:family="text">
      <style:text-properties style:font-name="Bookman Old Style" fo:font-size="8pt" fo:font-weight="bold" officeooo:rsid="006845f0" style:font-size-asian="8pt" style:font-weight-asian="bold" style:font-size-complex="8pt"/>
    </style:style>
    <style:style style:name="MT2"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Header"><text:a xlink:type="simple" xlink:href="py3o://for=%22o%20in%20objects%22" text:style-name="Internet_20_link" text:visited-style-name="Visited_20_Internet_20_Link"><text:span text:style-name="MT1">for="o in objects"</text:span></text:a></text:p>
              <text:p text:style-name="Header"/>
              <text:p text:style-name="Header"><text:user-field-get text:name="py3o.o.n_cert">n_cert</text:user-field-get></text:p>
              <text:p text:style-name="Header"><text:a xlink:type="simple" xlink:href="py3o:///for" text:style-name="Internet_20_link" text:visited-style-name="Visited_20_Internet_20_Link">/for</text:a></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06</meta:editing-cycles>
    <meta:print-date>2015-05-14T22:33:00</meta:print-date>
    <meta:creation-date>2017-11-11T18:19:00</meta:creation-date>
    <dc:date>2018-10-22T13:28:58.175763711</dc:date>
    <meta:editing-duration>PT15H9M56S</meta:editing-duration>
    <meta:generator>LibreOffice/6.0.3.2$Linux_X86_64 LibreOffice_project/00m0$Build-2</meta:generator>
    <meta:document-statistic meta:table-count="6" meta:image-count="1" meta:object-count="0" meta:page-count="1" meta:paragraph-count="82" meta:word-count="489" meta:character-count="3952" meta:non-whitespace-character-count="3485"/>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